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33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Module</text:p>
          </table:table-cell>
          <table:table-cell office:value-type="string">
            <text:p>Document</text:p>
          </table:table-cell>
          <table:table-cell office:value-type="string">
            <text:p>Updated UI </text:p>
            <text:p>as per </text:p>
            <text:p>checked in </text:p>
            <text:p>Document</text:p>
          </table:table-cell>
          <table:table-cell office:value-type="string">
            <text:p>Replaced </text:p>
            <text:p>Tamil Text</text:p>
          </table:table-cell>
          <table:table-cell office:value-type="string">
            <text:p>Corrected </text:p>
            <text:p>Sinhala Text</text:p>
          </table:table-cell>
          <table:table-cell office:value-type="string">
            <text:p>Replaced </text:p>
            <text:p>English Text</text:p>
          </table:table-cell>
          <table:table-cell office:value-type="string">
            <text:p>Tested </text:p>
            <text:p>Printout for </text:p>
            <text:p>Proper </text:p>
            <text:p>Alignment</text:p>
          </table:table-cell>
          <table:table-cell office:value-type="string">
            <text:p>Task </text:p>
            <text:p>Reviewed by</text:p>
          </table:table-cell>
        </table:table-row>
        <table:table-row table:style-name="ro2">
          <table:table-cell office:value-type="string">
            <text:p>Birth</text:p>
          </table:table-cell>
          <table:table-cell office:value-type="string">
            <text:p>Declaration-Of-Birth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te-Declaration-of-Birth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rth Confirma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rth Certificat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till Birth Registra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ill Birth Certificat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rth-Alteration-Section-2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rth-Alteration-Section-27A-update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rth-Alteration-Section-52-1-correction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Birth Declaration Search - Result view page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Adoption</text:p>
          </table:table-cell>
          <table:table-cell office:value-type="string">
            <text:p>Adoption-Order-Capture pag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etter-to-parent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ertificate-of-Adop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doption-Re-Registration capture page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eath</text:p>
          </table:table-cell>
          <table:table-cell office:value-type="string">
            <text:p>Declaration-Of-Death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ate-Declaration-Of-Death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ertificate-of-Death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ath-Alterations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Note: Please add any other documents, or screens as necessary in the above rows when you correct them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4">10/04/2010</text:date>, <text:time>16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10-04T16:48:47</meta:creation-date>
    <dc:date>2010-10-04T16:50:48</dc:date>
    <dc:creator>Asankha Perera</dc:creator>
    <meta:editing-duration>PT00H02M01S</meta:editing-duration>
    <meta:editing-cycles>2</meta:editing-cycles>
    <meta:generator>OpenOffice.org/3.2$Unix OpenOffice.org_project/320m12$Build-9483</meta:generator>
    <meta:document-statistic meta:table-count="3" meta:cell-count="30" meta:object-count="0"/>
  </office:meta>
</office:document-meta>
</file>